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DejaVu Sans" svg:font-family="'DejaVu Sans'" style:font-family-generic="system" style:font-pitch="variable"/>
    <style:font-face style:name="DejaVu Sans1" svg:font-family="'DejaVu Sans'" style:font-family-generic="modern"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2">
      <style:graphic-properties draw:stroke="none" draw:fill="none"/>
      <style:paragraph-properties style:writing-mode="lr-tb"/>
    </style:style>
    <style:style style:name="gr3" style:family="graphic" style:parent-style-name="standard">
      <style:graphic-properties draw:stroke="none" draw:fill="none"/>
      <style:paragraph-properties style:writing-mode="lr-tb"/>
    </style:style>
    <style:style style:name="gr4" style:family="graphic" style:parent-style-name="standard" style:list-style-name="L2">
      <style:graphic-properties draw:stroke="none" draw:fill="none"/>
      <style:paragraph-properties style:writing-mode="lr-tb"/>
    </style:style>
    <style:style style:name="gr5" style:family="graphic" style:parent-style-name="standard" style:list-style-name="L2">
      <style:graphic-properties draw:stroke="none" draw:fill="none"/>
      <style:paragraph-properties style:writing-mode="lr-tb"/>
    </style:style>
    <style:style style:name="gr6"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7" style:family="graphic" style:parent-style-name="standard">
      <style:graphic-properties draw:fill="solid" draw:fill-color="#729fcf" draw:textarea-horizontal-align="justify" draw:textarea-vertical-align="middle" draw:auto-grow-height="false" fo:min-height="8.082cm" fo:min-width="4.657cm"/>
      <style:paragraph-properties style:writing-mode="lr-tb"/>
    </style:style>
    <style:style style:name="gr8" style:family="graphic" style:parent-style-name="standard">
      <style:graphic-properties draw:fill="solid" draw:fill-color="#ffff00" draw:textarea-vertical-align="middle" draw:auto-grow-height="false" fo:min-height="2.29cm" fo:min-width="2.04cm" fo:wrap-option="wrap"/>
    </style:style>
    <style:style style:name="gr9" style:family="graphic" style:parent-style-name="standard">
      <style:graphic-properties draw:fill="solid" draw:fill-color="#3faf46" draw:textarea-horizontal-align="justify" draw:textarea-vertical-align="middle" draw:auto-grow-height="false" fo:min-height="6.487cm" fo:min-width="5.339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2" style:family="graphic" style:parent-style-name="standard">
      <style:graphic-properties draw:fill="solid" draw:fill-color="#3faf46" draw:textarea-horizontal-align="justify" draw:textarea-vertical-align="middle" draw:auto-grow-height="false" fo:min-height="0.068cm" fo:min-width="4.079cm"/>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4" style:family="graphic" style:parent-style-name="standard">
      <style:graphic-properties draw:fill="solid" draw:fill-color="#3faf46" draw:textarea-vertical-align="middle" draw:auto-grow-height="false" fo:min-height="0.009cm" fo:min-width="2.418cm" fo:wrap-option="wrap"/>
    </style:style>
    <style:style style:name="gr15" style:family="graphic" style:parent-style-name="standard">
      <style:graphic-properties draw:fill="solid" draw:fill-color="#729fcf" draw:textarea-vertical-align="middle" draw:auto-grow-height="false" fo:min-height="2.926cm" fo:min-width="2.676cm" fo:wrap-option="wrap"/>
    </style:style>
    <style:style style:name="gr16" style:family="graphic" style:parent-style-name="standard">
      <style:graphic-properties draw:textarea-vertical-align="middle" draw:auto-grow-height="false" fo:min-height="0.009cm" fo:min-width="2.418cm" fo:wrap-option="wrap"/>
    </style:style>
    <style:style style:name="gr17"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9" style:family="graphic" style:parent-style-name="standard">
      <style:graphic-properties draw:textarea-vertical-align="middle" draw:auto-grow-height="false" fo:min-height="1.655cm" fo:min-width="2.04cm" fo:wrap-option="wrap"/>
    </style:style>
    <style:style style:name="gr20"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2.606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2.317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title">
      <style:graphic-properties draw:auto-grow-height="true" fo:min-height="1.328cm"/>
      <style:paragraph-properties style:writing-mode="lr-tb"/>
    </style:style>
    <style:style style:name="pr9" style:family="presentation" style:parent-style-name="Blue_5f_Curve1-title">
      <style:graphic-properties draw:auto-grow-height="true" fo:min-height="3.909cm"/>
      <style:paragraph-properties style:writing-mode="lr-tb"/>
    </style:style>
    <style:style style:name="pr10" style:family="presentation" style:parent-style-name="Blue_5f_Curve1-title">
      <style:graphic-properties fo:min-height="1.328cm"/>
      <style:paragraph-properties style:writing-mode="lr-tb"/>
    </style:style>
    <style:style style:name="pr11" style:family="presentation" style:parent-style-name="Blue_5f_Curve1-notes">
      <style:graphic-properties draw:fill-color="#ffffff" fo:min-height="13.364cm"/>
      <style:paragraph-properties style:writing-mode="lr-tb"/>
    </style:style>
    <style:style style:name="pr12"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style:paragraph-properties fo:margin-left="0cm" fo:margin-right="0cm" fo:margin-top="0.374cm" fo:margin-bottom="0cm" fo:text-indent="0cm"/>
    </style:style>
    <style:style style:name="P5" style:family="paragraph">
      <loext:graphic-properties draw:fill-color="#ffffff"/>
      <style:text-properties fo:font-size="20pt"/>
    </style:style>
    <style:style style:name="P6" style:family="paragraph">
      <style:paragraph-properties fo:margin-left="0cm" fo:margin-right="0cm" fo:margin-top="0.374cm" fo:margin-bottom="0cm" fo:line-height="100%" fo:text-indent="0cm"/>
      <style:text-properties fo:font-size="18pt"/>
    </style:style>
    <style:style style:name="P7" style:family="paragraph">
      <loext:graphic-properties draw:fill="none"/>
      <style:paragraph-properties fo:margin-left="0cm" fo:margin-right="0cm" fo:margin-top="0.374cm" fo:margin-bottom="0cm" fo:line-height="100%" fo:text-indent="0cm"/>
      <style:text-properties fo:font-size="18pt"/>
    </style:style>
    <style:style style:name="P8" style:family="paragraph">
      <style:paragraph-properties fo:margin-left="0cm" fo:margin-right="0cm" fo:margin-top="0cm" fo:margin-bottom="0cm" fo:line-height="100%" fo:text-align="start" fo:text-indent="0cm"/>
      <style:text-properties style:font-name="Liberation Mono1" fo:font-size="10pt" style:font-name-asian="Liberation Mono1" style:font-size-asian="10pt" style:font-name-complex="Liberation Mono1" style:font-size-complex="10pt"/>
    </style:style>
    <style:style style:name="P9"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10" style:family="paragraph">
      <loext:graphic-properties draw:fill="none"/>
    </style:style>
    <style:style style:name="P11" style:family="paragraph">
      <style:paragraph-properties fo:margin-left="0cm" fo:margin-right="0cm" fo:margin-top="0.3cm" fo:margin-bottom="0cm" fo:line-height="100%" fo:text-indent="0cm"/>
      <style:text-properties fo:font-size="18pt"/>
    </style:style>
    <style:style style:name="P12" style:family="paragraph">
      <loext:graphic-properties draw:fill="none"/>
      <style:paragraph-properties fo:margin-left="0cm" fo:margin-right="0cm" fo:margin-top="0.3cm" fo:margin-bottom="0cm" fo:line-height="100%" fo:text-indent="0cm"/>
      <style:text-properties fo:font-size="18pt"/>
    </style:style>
    <style:style style:name="P13" style:family="paragraph">
      <style:text-properties fo:font-size="18pt"/>
    </style:style>
    <style:style style:name="P14" style:family="paragraph">
      <loext:graphic-properties draw:fill="none"/>
      <style:text-properties fo:font-size="18pt"/>
    </style:style>
    <style:style style:name="P15" style:family="paragraph">
      <style:paragraph-properties fo:text-align="center"/>
    </style:style>
    <style:style style:name="P16" style:family="paragraph">
      <loext:graphic-properties draw:fill="solid" draw:fill-color="#ffff00"/>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solid" draw:fill-color="#3faf46"/>
      <style:paragraph-properties fo:text-align="center"/>
    </style:style>
    <style:style style:name="P19" style:family="paragraph">
      <loext:graphic-properties draw:fill="none" draw:fill-color="#ffffff"/>
    </style:style>
    <style:style style:name="P20" style:family="paragraph">
      <style:text-properties fo:color="#ff0000" loext:opacity="100%" style:text-outline="false"/>
    </style:style>
    <style:style style:name="P21" style:family="paragraph">
      <loext:graphic-properties draw:fill="none" draw:fill-color="#ffffff"/>
      <style:text-properties fo:color="#ff0000" loext:opacity="100%" style:text-outline="false" fo:font-weight="bold" style:font-weight-asian="bold" style:font-weight-complex="bold"/>
    </style:style>
    <style:style style:name="P22" style:family="paragraph">
      <loext:graphic-properties draw:fill="solid" draw:fill-color="#ff8000"/>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style:font-name="Liberation Mono1" fo:font-size="10pt" style:font-name-asian="Liberation Mono1" style:font-size-asian="10pt" style:font-name-complex="Liberation Mono1" style:font-size-complex="10pt"/>
    </style:style>
    <style:style style:name="T4" style:family="text">
      <style:text-properties fo:color="#ff0000" loext:opacity="100%" style:text-outline="false" fo:font-size="16pt" style:font-size-asian="16pt" style:font-size-complex="16pt"/>
    </style:style>
    <style:style style:name="T5" style:family="text">
      <style:text-properties fo:color="#ff0000" loext:opacity="100%" style:text-outline="false" fo:font-size="21pt" style:font-size-asian="21pt" style:font-size-complex="21pt"/>
    </style:style>
    <style:style style:name="T6" style:family="text">
      <style:text-properties fo:color="#ff0000" loext:opacity="100%" style:text-outline="false"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2.606cm" svg:x="0.999cm" svg:y="-0.138cm" presentation:class="title" presentation:user-transformed="true">
          <draw:text-box>
            <text:p>Powering a processor</text:p>
          </draw:text-box>
        </draw:frame>
        <draw:frame presentation:style-name="pr4" draw:text-style-name="P1" draw:layer="layout" svg:width="26cm" svg:height="10cm" svg:x="0.999cm" svg:y="2.999cm" presentation:class="outline">
          <draw:text-box>
            <text:list text:style-name="L2">
              <text:list-item>
                <text:p text:style-name="P1">Processor and peripherals need power</text:p>
              </text:list-item>
              <text:list-item>
                <text:p text:style-name="P1">Can be as simple as a dummy DC power source with correct voltage</text:p>
              </text:list-item>
              <text:list-item>
                <text:p text:style-name="P1">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2.317cm" svg:x="0.999cm" svg:y="0.005cm" presentation:class="title" presentation:user-transformed="true">
          <draw:text-box>
            <text:p>More control…</text:p>
          </draw:text-box>
        </draw:frame>
        <draw:frame presentation:style-name="pr7" draw:layer="layout" svg:width="26cm" svg:height="10cm" svg:x="0.999cm" svg:y="2.999cm" presentation:class="outline" presentation:user-transformed="true">
          <draw:text-box>
            <text:list text:style-name="L2">
              <text:list-item>
                <text:p>Power savings by:</text:p>
                <text:list>
                  <text:list-item>
                    <text:p>Shutting down not needed devices</text:p>
                  </text:list-item>
                  <text:list-item>
                    <text:p>Stand-by state(s)</text:p>
                  </text:list-item>
                  <text:list-item>
                    <text:p>DVS (Dynamic Voltage Scaling)</text:p>
                  </text:list-item>
                </text:list>
              </text:list-item>
              <text:list-item>
                <text:p>Powering on system at given time...</text:p>
                <text:list>
                  <text:list-item>
                    <text:p>RTC</text:p>
                  </text:list-item>
                </text:list>
              </text:list-item>
              <text:list-item>
                <text:p>...Or by event</text:p>
                <text:list>
                  <text:list-item>
                    <text:p>HALL sensor, ...</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8" draw:layer="layout" svg:width="26cm" svg:height="1.328cm" svg:x="0.999cm" svg:y="0.499cm" presentation:class="title">
          <draw:text-box>
            <text:p>… more ...</text:p>
          </draw:text-box>
        </draw:frame>
        <draw:frame presentation:style-name="pr7" draw:layer="layout" svg:width="26cm" svg:height="10cm" svg:x="0.999cm" svg:y="2.999cm" presentation:class="outline">
          <draw:text-box>
            <text:list text:style-name="L2">
              <text:list-item>
                <text:p text:style-name="P4">Battery / charger</text:p>
              </text:list-item>
              <text:list-item>
                <text:p text:style-name="P4">Watchdog</text:p>
              </text:list-item>
              <text:list-item>
                <text:p text:style-name="P4">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8" draw:layer="layout" svg:width="26cm" svg:height="1.328cm" svg:x="0.999cm" svg:y="0.499cm" presentation:class="title">
          <draw:text-box>
            <text:p>PMICs</text:p>
          </draw:text-box>
        </draw:frame>
        <draw:frame presentation:style-name="pr7" draw:layer="layout" svg:width="26cm" svg:height="10cm" svg:x="0.999cm" svg:y="2.999cm" presentation:class="outline">
          <draw:text-box>
            <text:list text:style-name="L2">
              <text:list-item>
                <text:p>PMIC – Powe Management Integrated Circuit</text:p>
                <text:list>
                  <text:list-item>
                    <text:p>Multiple DC sources with specific start-up/shut-down sequence + DVS </text:p>
                  </text:list-item>
                  <text:list-item>
                    <text:p>Auxiliary blocks. (RTC, WDG, Charger, GPIO, CLK, …)</text:p>
                  </text:list-item>
                </text:list>
              </text:list-item>
              <text:list-item>
                <text:p>Often MFD drivers. (Note, allow re-use)</text:p>
                <text:list>
                  <text:list-item>
                    <text:p><text:span text:style-name="T1">Regulator</text:span>, RTC, Power supply, Watchdog, GPIO, CLK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layer="layout" svg:width="26cm" svg:height="3.909cm" svg:x="0.999cm" svg:y="-0.79cm" presentation:class="title">
          <draw:text-box>
            <text:p>Regulator provider / consumer</text:p>
          </draw:text-box>
        </draw:frame>
        <draw:frame presentation:style-name="pr7" draw:layer="layout" svg:width="26cm" svg:height="10cm" svg:x="0.999cm" svg:y="2.999cm" presentation:class="outline">
          <draw:text-box>
            <text:list text:style-name="L2">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2.606cm" svg:x="0.999cm" svg:y="-0.139cm" presentation:class="title">
          <draw:text-box>
            <text:p>Detecting unexpected</text:p>
          </draw:text-box>
        </draw:frame>
        <draw:frame presentation:style-name="pr7" draw:layer="layout" svg:width="26cm" svg:height="10cm" svg:x="0.999cm" svg:y="2.999cm" presentation:class="outline">
          <draw:text-box>
            <text:list text:style-name="L2">
              <text:list-item>
                <text:p>PMIC allows configuring safety-limits</text:p>
                <text:list>
                  <text:list-item>
                    <text:p>Severity - Protection, Error, Warning</text:p>
                  </text:list-item>
                  <text:list-item>
                    <text:p>Protection =&gt; Unconditional shutdown by HW.</text:p>
                  </text:list-item>
                  <text:list-item>
                    <text:p>Error =&gt; Irrecoverable error, system not expected to be usable. Error handling by software.</text:p>
                  </text:list-item>
                  <text:list-item>
                    <text:p>Warning =&gt; Something is off-limit, system still usable but a recovery action should be taken to prevent escalation to error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2.606cm" svg:x="0.999cm" svg:y="-0.139cm" presentation:class="title">
          <draw:text-box>
            <text:p>Safety limits, devicetree</text:p>
          </draw:text-box>
        </draw:frame>
        <draw:frame presentation:style-name="pr7" draw:layer="layout" svg:width="26cm" svg:height="10cm" svg:x="0.999cm" svg:y="2.999cm" presentation:class="outline">
          <draw:text-box>
            <text:list text:style-name="L2">
              <text:list-item>
                <text:p text:style-name="P4">Property format regulator-&lt;event&gt;-&lt;severity&gt;-&lt;unit&gt;</text:p>
                <text:p>Examples:</text:p>
                <text:p/>
                <text:p/>
                <text:p/>
              </text:list-item>
              <text:list-item>
                <text:p>Value 0 =&gt; disable, 1 =&gt; enable (with existing limit)</text:p>
              </text:list-item>
              <text:list-item>
                <text:p>others new limit</text:p>
              </text:list-item>
              <text:list-item>
                <text:p>What if hardware does not support given limit?</text:p>
              </text:list-item>
            </text:list>
          </draw:text-box>
        </draw:frame>
        <draw:frame draw:style-name="gr2" draw:text-style-name="P7" draw:layer="layout" svg:width="16.373cm" svg:height="0.961cm" svg:x="2.675cm" svg:y="5.715cm">
          <draw:text-box>
            <text:list text:style-name="L2">
              <text:list-header>
                <text:p text:style-name="P6">regulator-oc-protection-microamp, regulator-oc-error-microamp, regulator-oc-warn-microamp</text:p>
                <text:p text:style-name="P6"><text:span text:style-name="T2">regulator-ov-protection-microvolt, </text:span>regulator-ov-error-microvolt, ...</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2.606cm" svg:x="0.999cm" svg:y="-0.139cm" presentation:class="title" presentation:user-transformed="true">
          <draw:text-box>
            <text:p>Callbacks for configuring limits</text:p>
          </draw:text-box>
        </draw:frame>
        <draw:frame presentation:style-name="pr7" draw:layer="layout" svg:width="26cm" svg:height="10cm" svg:x="1.099cm" svg:y="2.999cm" presentation:class="outline" presentation:user-transformed="true">
          <draw:text-box>
            <text:list text:style-name="L2">
              <text:list-header>
                <text:p><text:s/></text:p>
              </text:list-header>
            </text:list>
          </draw:text-box>
        </draw:frame>
        <draw:frame draw:style-name="gr3" draw:text-style-name="P10" draw:layer="layout" svg:width="22.225cm" svg:height="9.525cm" svg:x="1.27cm" svg:y="3.175cm">
          <draw:text-box>
            <text:p text:style-name="P8"><text:span text:style-name="T3">struct </text:span><text:span text:style-name="T3"><text:a xlink:href="https://elixir.bootlin.com/linux/v6.1-rc6/C/ident/regulator_ops" xlink:type="simple">regulator_ops</text:a></text:span><text:span text:style-name="T3"><text:s/>{</text:span></text:p>
            <text:p text:style-name="P8"><text:span text:style-name="T3"><text:tab/></text:span><text:span text:style-name="T3">// snip</text:span></text:p>
            <text:p text:style-name="P8"><text:span text:style-name="T3"><text:s text:c="8"/></text:span><text:span text:style-name="T3">int (*</text:span><text:span text:style-name="T3"><text:a xlink:href="https://elixir.bootlin.com/linux/v6.1-rc6/C/ident/set_over_current_protection" xlink:type="simple">set_over_current_protection</text:a></text:span><text:span text:style-name="T3">)(struct </text:span><text:span text:style-name="T3"><text:a xlink:href="https://elixir.bootlin.com/linux/v6.1-rc6/C/ident/regulator_dev" xlink:type="simple">regulator_dev</text:a></text:span><text:span text:style-name="T3"><text:s/>*, int </text:span><text:span text:style-name="T3"><text:a xlink:href="https://elixir.bootlin.com/linux/v6.1-rc6/C/ident/lim_uA" xlink:type="simple">lim_uA</text:a></text:span><text:span text:style-name="T3">,</text:span></text:p>
            <text:p text:style-name="P8"><text:span text:style-name="T3"><text:s text:c="43"/></text:span><text:span text:style-name="T3">int </text:span><text:span text:style-name="T3"><text:a xlink:href="https://elixir.bootlin.com/linux/v6.1-rc6/C/ident/severity" xlink:type="simple">severity</text:a></text:span><text:span text:style-name="T3">, </text:span><text:span text:style-name="T3"><text:a xlink:href="https://elixir.bootlin.com/linux/v6.1-rc6/C/ident/bool" xlink:type="simple">bool</text:a></text:span><text:span text:style-name="T3"><text:s/></text:span><text:span text:style-name="T3"><text:a xlink:href="https://elixir.bootlin.com/linux/v6.1-rc6/C/ident/enable" xlink:type="simple">enable</text:a></text:span><text:span text:style-name="T3">);</text:span></text:p>
            <text:p text:style-name="P8"><text:span text:style-name="T3"><text:s text:c="8"/></text:span><text:span text:style-name="T3">int (*</text:span><text:span text:style-name="T3"><text:a xlink:href="https://elixir.bootlin.com/linux/v6.1-rc6/C/ident/set_over_voltage_protection" xlink:type="simple">set_over_voltage_protection</text:a></text:span><text:span text:style-name="T3">)(struct </text:span><text:span text:style-name="T3"><text:a xlink:href="https://elixir.bootlin.com/linux/v6.1-rc6/C/ident/regulator_dev" xlink:type="simple">regulator_dev</text:a></text:span><text:span text:style-name="T3"><text:s/>*, int lim_uV,</text:span></text:p>
            <text:p text:style-name="P8"><text:span text:style-name="T3"><text:s text:c="43"/></text:span><text:span text:style-name="T3">int </text:span><text:span text:style-name="T3"><text:a xlink:href="https://elixir.bootlin.com/linux/v6.1-rc6/C/ident/severity" xlink:type="simple">severity</text:a></text:span><text:span text:style-name="T3">, </text:span><text:span text:style-name="T3"><text:a xlink:href="https://elixir.bootlin.com/linux/v6.1-rc6/C/ident/bool" xlink:type="simple">bool</text:a></text:span><text:span text:style-name="T3"><text:s/></text:span><text:span text:style-name="T3"><text:a xlink:href="https://elixir.bootlin.com/linux/v6.1-rc6/C/ident/enable" xlink:type="simple">enable</text:a></text:span><text:span text:style-name="T3">);</text:span></text:p>
            <text:p text:style-name="P8"><text:span text:style-name="T3"><text:s text:c="8"/></text:span><text:span text:style-name="T3">int (*</text:span><text:span text:style-name="T3"><text:a xlink:href="https://elixir.bootlin.com/linux/v6.1-rc6/C/ident/set_under_voltage_protection" xlink:type="simple">set_under_voltage_protection</text:a></text:span><text:span text:style-name="T3">)(struct </text:span><text:span text:style-name="T3"><text:a xlink:href="https://elixir.bootlin.com/linux/v6.1-rc6/C/ident/regulator_dev" xlink:type="simple">regulator_dev</text:a></text:span><text:span text:style-name="T3"><text:s/>*, int lim_uV,</text:span></text:p>
            <text:p text:style-name="P8"><text:span text:style-name="T3"><text:s text:c="44"/></text:span><text:span text:style-name="T3">int </text:span><text:span text:style-name="T3"><text:a xlink:href="https://elixir.bootlin.com/linux/v6.1-rc6/C/ident/severity" xlink:type="simple">severity</text:a></text:span><text:span text:style-name="T3">, </text:span><text:span text:style-name="T3"><text:a xlink:href="https://elixir.bootlin.com/linux/v6.1-rc6/C/ident/bool" xlink:type="simple">bool</text:a></text:span><text:span text:style-name="T3"><text:s/></text:span><text:span text:style-name="T3"><text:a xlink:href="https://elixir.bootlin.com/linux/v6.1-rc6/C/ident/enable" xlink:type="simple">enable</text:a></text:span><text:span text:style-name="T3">);</text:span></text:p>
            <text:p text:style-name="P8"><text:span text:style-name="T3"><text:s text:c="8"/></text:span><text:span text:style-name="T3">int (*</text:span><text:span text:style-name="T3"><text:a xlink:href="https://elixir.bootlin.com/linux/v6.1-rc6/C/ident/set_thermal_protection" xlink:type="simple">set_thermal_protection</text:a></text:span><text:span text:style-name="T3">)(struct </text:span><text:span text:style-name="T3"><text:a xlink:href="https://elixir.bootlin.com/linux/v6.1-rc6/C/ident/regulator_dev" xlink:type="simple">regulator_dev</text:a></text:span><text:span text:style-name="T3"><text:s/>*, int </text:span><text:span text:style-name="T3"><text:a xlink:href="https://elixir.bootlin.com/linux/v6.1-rc6/C/ident/lim" xlink:type="simple">lim</text:a></text:span><text:span text:style-name="T3">,</text:span></text:p>
            <text:p text:style-name="P8"><text:span text:style-name="T3"><text:s text:c="38"/></text:span><text:span text:style-name="T3">int </text:span><text:span text:style-name="T3"><text:a xlink:href="https://elixir.bootlin.com/linux/v6.1-rc6/C/ident/severity" xlink:type="simple">severity</text:a></text:span><text:span text:style-name="T3">, </text:span><text:span text:style-name="T3"><text:a xlink:href="https://elixir.bootlin.com/linux/v6.1-rc6/C/ident/bool" xlink:type="simple">bool</text:a></text:span><text:span text:style-name="T3"><text:s/></text:span><text:span text:style-name="T3"><text:a xlink:href="https://elixir.bootlin.com/linux/v6.1-rc6/C/ident/enable" xlink:type="simple">enable</text:a></text:span><text:span text:style-name="T3">);</text:span></text:p>
            <text:p text:style-name="P8"><text:span text:style-name="T3"/></text:p>
            <text:p text:style-name="P8"><text:span text:style-name="T3">};</text:span></text:p>
            <text:p text:style-name="P9"><text:span text:style-name="T3"/></text:p>
            <text:p text:style-name="P9"><text:span text:style-name="T3">struct regulator_desc {</text:span></text:p>
            <text:p text:style-name="P9"><text:span text:style-name="T3"><text:tab/></text:span><text:span text:style-name="T3">// snip</text:span></text:p>
            <text:p text:style-name="P9"><text:span text:style-name="T3"><text:tab/></text:span><text:span text:style-name="T3">const struct regulator_ops *ops;</text:span></text:p>
            <text:p text:style-name="P9"><text:span text:style-name="T3">};</text:span></text:p>
            <text:p text:style-name="P9"><text:span text:style-name="T3"/></text:p>
            <text:p text:style-name="P9"><text:span text:style-name="T3">struct regulator_dev *devm_regulator_register(struct device *dev,</text:span></text:p>
            <text:p text:style-name="P9"><text:span text:style-name="T3"><text:tab/></text:span><text:span text:style-name="T3"><text:tab/></text:span><text:span text:style-name="T3"><text:tab/></text:span><text:span text:style-name="T3"><text:tab/></text:span><text:span text:style-name="T3"> <text:s/></text:span><text:span text:style-name="T3">const struct regulator_desc *regulator_desc,</text:span></text:p>
            <text:p text:style-name="P9"><text:span text:style-name="T3"><text:tab/></text:span><text:span text:style-name="T3"><text:tab/></text:span><text:span text:style-name="T3"><text:tab/></text:span><text:span text:style-name="T3"><text:tab/></text:span><text:span text:style-name="T3"> <text:s/></text:span><text:span text:style-name="T3">const struct regulator_config *config)</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10" draw:layer="layout" svg:width="26cm" svg:height="1.328cm" svg:x="0.999cm" svg:y="0.499cm" presentation:class="title">
          <draw:text-box>
            <text:p>Example</text:p>
          </draw:text-box>
        </draw:frame>
        <draw:frame presentation:style-name="pr7" draw:layer="layout" svg:width="26cm" svg:height="10cm" svg:x="0.999cm" svg:y="2.999cm" presentation:class="outline">
          <draw:text-box>
            <text:list text:style-name="L2">
              <text:list-header>
                <text:p><text:s/></text:p>
              </text:list-header>
            </text:list>
          </draw:text-box>
        </draw:frame>
        <draw:frame draw:style-name="gr3" draw:text-style-name="P10" draw:layer="layout" svg:width="17.78cm" svg:height="9.525cm" svg:x="4.168cm" svg:y="3.146cm">
          <draw:text-box>
            <text:p><text:span text:style-name="T3">static int bd9576_set_ocp(struct regulator_dev *rdev, int lim_uA, int severity,</text:span></text:p>
            <text:p><text:span text:style-name="T3"><text:s text:c="26"/></text:span><text:span text:style-name="T3">bool enable)</text:span></text:p>
            <text:p><text:span text:style-name="T3">{</text:span></text:p>
            <text:p><text:span text:style-name="T3"><text:tab/></text:span><text:span text:style-name="T3">// snip</text:span></text:p>
            <text:p><text:span text:style-name="T3"/></text:p>
            <text:p><text:span text:style-name="T3"><text:s text:c="8"/></text:span><text:span text:style-name="T3">/* Return -EINVAL for unsupported configurations */</text:span></text:p>
            <text:p><text:span text:style-name="T3"><text:s text:c="8"/></text:span><text:span text:style-name="T3">if ((lim_uA &amp;&amp; !enable) || (!lim_uA &amp;&amp; enable))</text:span></text:p>
            <text:p><text:span text:style-name="T3"><text:s text:c="16"/></text:span><text:span text:style-name="T3">return -EINVAL;</text:span></text:p>
            <text:p><text:span text:style-name="T3"/></text:p>
            <text:p><text:span text:style-name="T3"><text:s text:c="8"/></text:span><text:span text:style-name="T3">/*</text:span></text:p>
            <text:p><text:span text:style-name="T3"><text:s text:c="9"/></text:span><text:span text:style-name="T3">* Select the correct register and appropriate register-value</text:span></text:p>
            <text:p><text:span text:style-name="T3"><text:s text:c="9"/></text:span><text:span text:style-name="T3">* conversion for given severity and limit..</text:span></text:p>
            <text:p><text:span text:style-name="T3"><text:s text:c="9"/></text:span><text:span text:style-name="T3">*/</text:span></text:p>
            <text:p><text:span text:style-name="T3"><text:s text:c="8"/></text:span><text:span text:style-name="T3">if (severity == REGULATOR_SEVERITY_PROT) {</text:span></text:p>
            <text:p><text:span text:style-name="T3"><text:s text:c="16"/></text:span><text:span text:style-name="T3">// snip</text:span></text:p>
            <text:p><text:span text:style-name="T3"><text:s text:c="8"/></text:span><text:span text:style-name="T3">} else {</text:span></text:p>
            <text:p><text:span text:style-name="T3"><text:s text:c="16"/></text:span><text:span text:style-name="T3">// snip</text:span></text:p>
            <text:p><text:span text:style-name="T3"><text:s text:c="8"/></text:span><text:span text:style-name="T3">}</text:span></text:p>
            <text:p><text:span text:style-name="T3"/></text:p>
            <text:p><text:span text:style-name="T3"><text:s text:c="8"/></text:span><text:span text:style-name="T3">/* Write configuration to registers */</text:span></text:p>
            <text:p><text:span text:style-name="T3"><text:s text:c="8"/></text:span><text:span text:style-name="T3">return bd9576_set_limit(range, num_ranges, d-&gt;regmap,</text:span></text:p>
            <text:p><text:span text:style-name="T3"><text:s text:c="32"/></text:span><text:span text:style-name="T3">reg, mask, Vfet);</text:span></text:p>
            <text:p><text:span text:style-name="T3">}</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text-style-name="P3"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layer="layout" svg:width="26cm" svg:height="2.606cm" svg:x="0.999cm" svg:y="-0.139cm" presentation:class="title">
          <draw:text-box>
            <text:p>Informing the unexpected</text:p>
          </draw:text-box>
        </draw:frame>
        <draw:frame presentation:style-name="pr7" draw:layer="layout" svg:width="26cm" svg:height="10cm" svg:x="0.999cm" svg:y="2.999cm" presentation:class="outline">
          <draw:text-box>
            <text:list text:style-name="L2">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8" draw:layer="layout" svg:width="26cm" svg:height="1.328cm" svg:x="0.999cm" svg:y="0.499cm" presentation:class="title">
          <draw:text-box>
            <text:p>Errors</text:p>
          </draw:text-box>
        </draw:frame>
        <draw:frame presentation:style-name="pr7" draw:layer="layout" svg:width="26cm" svg:height="10cm" svg:x="0.999cm" svg:y="2.999cm" presentation:class="outline" presentation:user-transformed="true">
          <draw:text-box>
            <text:list text:style-name="L2">
              <text:list-header>
                <text:p>include/linux/regulator/consumer.h</text:p>
              </text:list-header>
            </text:list>
          </draw:text-box>
        </draw:frame>
        <draw:frame draw:style-name="gr4" draw:text-style-name="P12" draw:layer="layout" svg:width="20.32cm" svg:height="0.001cm" svg:x="0.634cm" svg:y="4.444cm">
          <draw:text-box>
            <text:list text:style-name="L2">
              <text:list-header>
                <text:p text:style-name="P11">#define REGULATOR_ERROR_UNDER_VOLTAGE</text:p>
                <text:p text:style-name="P11">#define REGULATOR_ERROR_OVER_CURRENT</text:p>
                <text:p text:style-name="P11">#define REGULATOR_ERROR_REGULATION_OUT</text:p>
                <text:p text:style-name="P11">#define REGULATOR_ERROR_FAIL</text:p>
                <text:p text:style-name="P11">#define REGULATOR_ERROR_OVER_TEMP</text:p>
                <text:p text:style-name="P11">#define REGULATOR_ERROR_UNDER_VOLTAGE_WARN <text:s text:c="8"/></text:p>
                <text:p text:style-name="P11">#define REGULATOR_ERROR_OVER_CURRENT_WARN <text:s text:c="7"/></text:p>
                <text:p text:style-name="P11">#define REGULATOR_ERROR_OVER_VOLTAGE_WARN <text:s text:c="6"/></text:p>
                <text:p text:style-name="P11">#define REGULATOR_ERROR_OVER_TEMP_WARN</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8" draw:layer="layout" svg:width="26cm" svg:height="1.328cm" svg:x="0.999cm" svg:y="0.499cm" presentation:class="title">
          <draw:text-box>
            <text:p>Notifications</text:p>
          </draw:text-box>
        </draw:frame>
        <draw:frame presentation:style-name="pr7" draw:layer="layout" svg:width="26cm" svg:height="10cm" svg:x="0.999cm" svg:y="2.999cm" presentation:class="outline" presentation:user-transformed="true">
          <draw:text-box>
            <text:list text:style-name="L2">
              <text:list-header>
                <text:p><text:s/></text:p>
              </text:list-header>
            </text:list>
          </draw:text-box>
        </draw:frame>
        <draw:frame draw:style-name="gr5" draw:text-style-name="P12" draw:layer="layout" svg:width="19.685cm" svg:height="10.16cm" svg:x="1.904cm" svg:y="2.539cm">
          <draw:text-box>
            <text:list text:style-name="L2">
              <text:list-header>
                <text:p text:style-name="P11">#define REGULATOR_EVENT_UNDER_VOLTAGE</text:p>
                <text:p text:style-name="P11">#define REGULATOR_EVENT_OVER_CURRENT</text:p>
                <text:p text:style-name="P11">#define REGULATOR_EVENT_REGULATION_OUT</text:p>
                <text:p text:style-name="P11">#define REGULATOR_EVENT_FAIL</text:p>
                <text:p text:style-name="P11">#define REGULATOR_EVENT_OVER_TEMP</text:p>
                <text:p text:style-name="P11">…</text:p>
                <text:p text:style-name="P11">#define REGULATOR_EVENT_UNDER_VOLTAGE_WARN</text:p>
                <text:p text:style-name="P11">#define REGULATOR_EVENT_OVER_CURRENT_WARN</text:p>
                <text:p text:style-name="P11">#define REGULATOR_EVENT_OVER_VOLTAGE_WARN</text:p>
                <text:p text:style-name="P11">#define REGULATOR_EVENT_OVER_TEMP_WARN</text:p>
                <text:p text:style-name="P11">#define REGULATOR_EVENT_WARN_MASK</text:p>
              </text:list-header>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8" draw:layer="layout" svg:width="26cm" svg:height="1.328cm" svg:x="0.999cm" svg:y="0.499cm" presentation:class="title">
          <draw:text-box>
            <text:p>Notifications</text:p>
          </draw:text-box>
        </draw:frame>
        <draw:frame presentation:style-name="pr7" draw:layer="layout" svg:width="26cm" svg:height="10cm" svg:x="0.999cm" svg:y="2.999cm" presentation:class="outline" presentation:user-transformed="true">
          <draw:text-box>
            <text:list text:style-name="L2">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layer="layout" svg:width="26cm" svg:height="2.606cm" svg:x="0.999cm" svg:y="-0.139cm" presentation:class="title">
          <draw:text-box>
            <text:p>Event IRQ helper</text:p>
          </draw:text-box>
        </draw:frame>
        <draw:frame presentation:style-name="pr7" draw:layer="layout" svg:width="26cm" svg:height="10cm" svg:x="0.999cm" svg:y="2.999cm" presentation:class="outline">
          <draw:text-box>
            <text:list text:style-name="L2">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 draw:text-style-name="P14" draw:layer="layout" svg:width="19.717cm" svg:height="3.094cm" svg:x="3.152cm" svg:y="8.597cm">
          <draw:text-box>
            <text:p text:style-name="P13">void *regulator_irq_helper(struct device *dev, <text:s text:c="34"/></text:p>
            <text:p text:style-name="P13"><text:s text:c="27"/>const struct regulator_irq_desc *d, int irq, <text:s text:c="9"/></text:p>
            <text:p text:style-name="P13"><text:s text:c="27"/>int irq_flags, int common_errs, int *per_rdev_errs, <text:s text:c="2"/></text:p>
            <text:p text:style-name="P13"><text:s text:c="27"/>struct regulator_dev **rdev, int rdev_amount);</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10" draw:layer="layout" svg:width="26cm" svg:height="1.328cm" svg:x="0.999cm" svg:y="0.499cm" presentation:class="title">
          <draw:text-box>
            <text:p>Helper overview</text:p>
          </draw:text-box>
        </draw:frame>
        <draw:custom-shape draw:style-name="gr6" draw:text-style-name="P16" xml:id="id1" draw:id="id1" draw:layer="layout" svg:width="5.08cm" svg:height="3.81cm" svg:x="0.261cm" svg:y="1.731cm">
          <text:p text:style-name="P15">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17" draw:layer="layout" svg:width="5.715cm" svg:height="8.89cm" svg:x="8.255cm" svg:y="3.81cm">
          <text:p text:style-name="P15">ISR</text:p>
          <text:p text:style-name="P1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6" xml:id="id2" draw:id="id2" draw:layer="layout" svg:width="2.54cm" svg:height="2.54cm" svg:x="5.482cm" svg:y="3.17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8" draw:layer="layout" svg:width="8.255cm" svg:height="9.525cm" svg:x="19.05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9" draw:layer="layout" svg:width="3.914cm" svg:height="0.962cm" svg:x="8.89cm" svg:y="2.54cm">
          <draw:text-box>
            <text:p>Helper code</text:p>
          </draw:text-box>
        </draw:frame>
        <draw:frame draw:style-name="gr11" draw:text-style-name="P19" draw:layer="layout" svg:width="2.191cm" svg:height="0.962cm" svg:x="21.939cm" svg:y="2.54cm">
          <draw:text-box>
            <text:p>Driver</text:p>
          </draw:text-box>
        </draw:frame>
        <draw:frame draw:style-name="gr10" draw:text-style-name="P19" xml:id="id3" draw:id="id3" draw:layer="layout" svg:width="1.56cm" svg:height="0.962cm" svg:x="10.505cm" svg:y="4.753cm">
          <draw:text-box>
            <text:p>ISR</text:p>
          </draw:text-box>
        </draw:frame>
        <draw:custom-shape draw:style-name="gr12" draw:text-style-name="P18" xml:id="id4" draw:id="id4" draw:layer="layout" svg:width="5.715cm" svg:height="0.635cm" svg:x="13.97cm" svg:y="5.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9" xml:id="id5" draw:id="id5" draw:layer="layout" svg:width="5.324cm" svg:height="0.962cm" svg:x="13.97cm" svg:y="3.81cm">
          <draw:text-box>
            <text:p>What happened?</text:p>
          </draw:text-box>
        </draw:frame>
        <draw:frame draw:style-name="gr10" draw:text-style-name="P19" xml:id="id6" draw:id="id6" draw:layer="layout" svg:width="3.461cm" svg:height="0.962cm" svg:x="21.45cm" svg:y="4.694cm">
          <draw:text-box>
            <text:p>Map event</text:p>
          </draw:text-box>
        </draw:frame>
        <draw:frame draw:style-name="gr13" draw:text-style-name="P19" draw:layer="layout" svg:width="3.779cm" svg:height="0.962cm" svg:x="9.525cm" svg:y="6.023cm">
          <draw:text-box>
            <text:p xml:id="id7" text:id="id7">Fatal error?</text:p>
          </draw:text-box>
        </draw:frame>
        <draw:frame draw:style-name="gr10" draw:text-style-name="P19" draw:layer="layout" svg:width="5.502cm" svg:height="0.962cm" svg:x="8.255cm" svg:y="7.218cm">
          <draw:text-box>
            <text:p xml:id="id13" text:id="id13">Send notifications</text:p>
          </draw:text-box>
        </draw:frame>
        <draw:frame draw:style-name="gr10" draw:text-style-name="P19" draw:layer="layout" svg:width="4.447cm" svg:height="1.673cm" svg:x="8.888cm" svg:y="8.255cm">
          <draw:text-box>
            <text:p xml:id="id14" text:id="id14">Schedule IRQ</text:p>
            <text:p xml:id="id15" text:id="id15">re-enable</text:p>
          </draw:text-box>
        </draw:frame>
        <draw:custom-shape draw:style-name="gr14" draw:text-style-name="P18" xml:id="id16" draw:id="id16"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19" xml:id="id17" draw:id="id17" draw:layer="layout" svg:width="4.244cm" svg:height="0.962cm" svg:x="14.171cm" svg:y="9.198cm">
          <draw:text-box>
            <text:p>Try re-enable</text:p>
          </draw:text-box>
        </draw:frame>
        <draw:frame draw:style-name="gr10" draw:text-style-name="P19" xml:id="id18" draw:id="id18" draw:layer="layout" svg:width="2.856cm" svg:height="0.962cm" svg:x="21.59cm" svg:y="10.16cm">
          <draw:text-box>
            <text:p>Renable</text:p>
          </draw:text-box>
        </draw:frame>
        <draw:frame draw:style-name="gr10" draw:text-style-name="P19" xml:id="id19" draw:id="id19" draw:layer="layout" svg:width="3.249cm" svg:height="0.962cm" svg:x="9.451cm" svg:y="11.103cm">
          <draw:text-box>
            <text:p>Success?</text:p>
          </draw:text-box>
        </draw:frame>
        <draw:custom-shape draw:style-name="gr15" draw:text-style-name="P17" xml:id="id20" draw:id="id20" draw:layer="layout" svg:width="3.175cm" svg:height="3.175cm" svg:x="5.715cm" svg:y="8.89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 draw:text-style-name="P15" xml:id="id8" draw:id="id8" draw:layer="layout" svg:width="4.445cm" svg:height="0.635cm" svg:x="14.605cm" svg:y="6.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7" draw:text-style-name="P19" xml:id="id9" draw:id="id9" draw:layer="layout" svg:width="5.08cm" svg:height="2.384cm" svg:x="13.97cm" svg:y="6.985cm">
          <draw:text-box>
            <text:p>Fatal and die()</text:p>
            <text:p>populated</text:p>
          </draw:text-box>
        </draw:frame>
        <draw:frame draw:style-name="gr18" draw:text-style-name="P21" xml:id="id10" draw:id="id10" draw:layer="layout" svg:width="1.768cm" svg:height="1.27cm" svg:x="21.727cm" svg:y="6.35cm">
          <draw:text-box>
            <text:p text:style-name="P20"><text:span text:style-name="T4">die</text:span><text:span text:style-name="T5">(</text:span><text:span text:style-name="T6">)</text:span></text:p>
          </draw:text-box>
        </draw:frame>
        <draw:custom-shape draw:style-name="gr19" draw:text-style-name="P15" xml:id="id11" draw:id="id11" draw:layer="layout" svg:width="2.54cm" svg:height="1.905cm" svg:x="5.4cm" svg:y="6.34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22" xml:id="id12" draw:id="id12" draw:layer="layout" svg:width="5.08cm" svg:height="5.08cm" svg:x="0.32cm" svg:y="6.35cm">
          <text:p text:style-name="P15">Emergency</text:p>
          <text:p text:style-name="P15">poweroff</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11" draw:text-style-name="P3"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2" draw:layer="layout" svg:width="26cm" svg:height="2.606cm" svg:x="0.999cm" svg:y="-0.138cm" presentation:class="title" presentation:user-transformed="true">
          <draw:text-box>
            <text:p>Helper configuration</text:p>
          </draw:text-box>
        </draw:frame>
        <draw:frame presentation:style-name="pr7" draw:layer="layout" svg:width="26cm" svg:height="10cm" svg:x="0.999cm" svg:y="2.999cm" presentation:class="outline" presentation:user-transformed="true">
          <draw:text-box>
            <text:list text:style-name="L2">
              <text:list-header>
                <text:p><text:s/></text:p>
              </text:list-header>
            </text:list>
          </draw:text-box>
        </draw:frame>
        <draw:frame draw:style-name="gr3" draw:text-style-name="P10" draw:layer="layout" svg:width="14.26cm" svg:height="5.424cm" svg:x="1.615cm" svg:y="3.466cm">
          <draw:text-box>
            <text:p text:style-name="P9">struct <text:a xlink:href="https://elixir.bootlin.com/linux/v6.1-rc6/C/ident/regulator_irq_desc" xlink:type="simple">regulator_irq_desc</text:a><text:s/>{</text:p>
            <text:p text:style-name="P9"><text:s text:c="8"/>const char *name;</text:p>
            <text:p text:style-name="P9"><text:s text:c="8"/>int <text:a xlink:href="https://elixir.bootlin.com/linux/v6.1-rc6/C/ident/fatal_cnt" xlink:type="simple">fatal_cnt</text:a>;</text:p>
            <text:p text:style-name="P9"><text:s text:c="8"/>int <text:a xlink:href="https://elixir.bootlin.com/linux/v6.1-rc6/C/ident/reread_ms" xlink:type="simple">reread_ms</text:a>;</text:p>
            <text:p text:style-name="P9"><text:s text:c="8"/>int <text:a xlink:href="https://elixir.bootlin.com/linux/v6.1-rc6/C/ident/irq_off_ms" xlink:type="simple">irq_off_ms</text:a>;</text:p>
            <text:p text:style-name="P9"><text:s text:c="8"/><text:a xlink:href="https://elixir.bootlin.com/linux/v6.1-rc6/C/ident/bool" xlink:type="simple">bool</text:a><text:s/><text:a xlink:href="https://elixir.bootlin.com/linux/v6.1-rc6/C/ident/skip_off" xlink:type="simple">skip_off</text:a>;</text:p>
            <text:p text:style-name="P9"><text:s text:c="8"/><text:a xlink:href="https://elixir.bootlin.com/linux/v6.1-rc6/C/ident/bool" xlink:type="simple">bool</text:a><text:s/><text:a xlink:href="https://elixir.bootlin.com/linux/v6.1-rc6/C/ident/high_prio" xlink:type="simple">high_prio</text:a>;</text:p>
            <text:p text:style-name="P9"><text:s text:c="8"/>void *data;</text:p>
            <text:p text:style-name="P9"><text:s text:c="8"/>int (*<text:a xlink:href="https://elixir.bootlin.com/linux/v6.1-rc6/C/ident/die" xlink:type="simple">die</text:a>)(struct <text:a xlink:href="https://elixir.bootlin.com/linux/v6.1-rc6/C/ident/regulator_irq_data" xlink:type="simple">regulator_irq_data</text:a><text:s/>*<text:a xlink:href="https://elixir.bootlin.com/linux/v6.1-rc6/C/ident/rid" xlink:type="simple">rid</text:a>);</text:p>
            <text:p text:style-name="P9"><text:s text:c="8"/>int (*<text:a xlink:href="https://elixir.bootlin.com/linux/v6.1-rc6/C/ident/map_event" xlink:type="simple">map_event</text:a>)(int irq, struct <text:a xlink:href="https://elixir.bootlin.com/linux/v6.1-rc6/C/ident/regulator_irq_data" xlink:type="simple">regulator_irq_data</text:a><text:s/>*<text:a xlink:href="https://elixir.bootlin.com/linux/v6.1-rc6/C/ident/rid" xlink:type="simple">rid</text:a>,</text:p>
            <text:p text:style-name="P9"><text:s text:c="26"/>unsigned long *<text:a xlink:href="https://elixir.bootlin.com/linux/v6.1-rc6/C/ident/dev_mask" xlink:type="simple">dev_mask</text:a>);</text:p>
            <text:p text:style-name="P9"><text:s text:c="8"/>int (*<text:a xlink:href="https://elixir.bootlin.com/linux/v6.1-rc6/C/ident/renable" xlink:type="simple">renable</text:a>)(struct <text:a xlink:href="https://elixir.bootlin.com/linux/v6.1-rc6/C/ident/regulator_irq_data" xlink:type="simple">regulator_irq_data</text:a><text:s/>*<text:a xlink:href="https://elixir.bootlin.com/linux/v6.1-rc6/C/ident/rid" xlink:type="simple">rid</text:a>);</text:p>
            <text:p text:style-name="P9">};</text:p>
          </draw:text-box>
        </draw:frame>
        <draw:frame draw:style-name="gr3" draw:text-style-name="P10" draw:layer="layout" svg:width="17.012cm" svg:height="1.842cm" svg:x="1.403cm" svg:y="10.16cm">
          <draw:text-box>
            <text:p text:style-name="P9">void *<text:a xlink:href="https://elixir.bootlin.com/linux/v6.1-rc6/C/ident/regulator_irq_helper" xlink:type="simple">regulator_irq_helper</text:a>(struct <text:a xlink:href="https://elixir.bootlin.com/linux/v6.1-rc6/C/ident/device" xlink:type="simple">device</text:a><text:s/>*dev,</text:p>
            <text:p text:style-name="P9"><text:s text:c="27"/>const struct <text:a xlink:href="https://elixir.bootlin.com/linux/v6.1-rc6/C/ident/regulator_irq_desc" xlink:type="simple">regulator_irq_desc</text:a><text:s/>*d, int irq,</text:p>
            <text:p text:style-name="P9"><text:s text:c="27"/>int <text:a xlink:href="https://elixir.bootlin.com/linux/v6.1-rc6/C/ident/irq_flags" xlink:type="simple">irq_flags</text:a>, int common_errs, int *per_rdev_errs,</text:p>
            <text:p text:style-name="P9"><text:s text:c="27"/>struct <text:a xlink:href="https://elixir.bootlin.com/linux/v6.1-rc6/C/ident/regulator_dev" xlink:type="simple">regulator_dev</text:a><text:s/>**rdev, int rdev_amount)</text:p>
            <text:p text:style-name="P9"/>
            <text:p text:style-name="P9">(or devm_-variant)</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layer="layout" svg:width="26cm" svg:height="1.328cm" svg:x="0.999cm" svg:y="0.499cm" presentation:class="title" presentation:user-transformed="true">
          <draw:text-box>
            <text:p>Event mapping data</text:p>
          </draw:text-box>
        </draw:frame>
        <draw:frame presentation:style-name="pr7" draw:layer="layout" svg:width="26cm" svg:height="10cm" svg:x="0.999cm" svg:y="2.999cm" presentation:class="outline">
          <draw:text-box>
            <text:list text:style-name="L2">
              <text:list-header>
                <text:p><text:s/></text:p>
              </text:list-header>
            </text:list>
          </draw:text-box>
        </draw:frame>
        <draw:frame draw:style-name="gr3" draw:text-style-name="P10" draw:layer="layout" svg:width="9.604cm" svg:height="2.638cm" svg:x="1.826cm" svg:y="5.715cm">
          <draw:text-box>
            <text:p text:style-name="P9">struct <text:a xlink:href="https://elixir.bootlin.com/linux/v6.1-rc6/C/ident/regulator_irq_data" xlink:type="simple">regulator_irq_data</text:a><text:s/>{</text:p>
            <text:p text:style-name="P9"><text:s text:c="8"/>struct <text:a xlink:href="https://elixir.bootlin.com/linux/v6.1-rc6/C/ident/regulator_err_state" xlink:type="simple">regulator_err_state</text:a><text:s/>*<text:a xlink:href="https://elixir.bootlin.com/linux/v6.1-rc6/C/ident/states" xlink:type="simple">states</text:a>;</text:p>
            <text:p text:style-name="P9"><text:s text:c="8"/>int <text:a xlink:href="https://elixir.bootlin.com/linux/v6.1-rc6/C/ident/num_states" xlink:type="simple">num_states</text:a>;</text:p>
            <text:p text:style-name="P9"><text:s text:c="8"/>void *data;</text:p>
            <text:p text:style-name="P9"><text:s text:c="8"/>long <text:a xlink:href="https://elixir.bootlin.com/linux/v6.1-rc6/C/ident/opaque" xlink:type="simple">opaque</text:a>;</text:p>
            <text:p text:style-name="P9">};</text:p>
          </draw:text-box>
        </draw:frame>
        <draw:frame draw:style-name="gr3" draw:text-style-name="P10" draw:layer="layout" svg:width="7.911cm" svg:height="2.638cm" svg:x="1.905cm" svg:y="2.54cm">
          <draw:text-box>
            <text:p text:style-name="P9">struct <text:a xlink:href="https://elixir.bootlin.com/linux/v6.1-rc6/C/ident/regulator_err_state" xlink:type="simple">regulator_err_state</text:a><text:s/>{</text:p>
            <text:p text:style-name="P9"><text:s text:c="8"/>struct <text:a xlink:href="https://elixir.bootlin.com/linux/v6.1-rc6/C/ident/regulator_dev" xlink:type="simple">regulator_dev</text:a><text:s/>*rdev;</text:p>
            <text:p text:style-name="P9"><text:s text:c="8"/>unsigned long <text:a xlink:href="https://elixir.bootlin.com/linux/v6.1-rc6/C/ident/notifs" xlink:type="simple">notifs</text:a>;</text:p>
            <text:p text:style-name="P9"><text:s text:c="8"/>unsigned long <text:a xlink:href="https://elixir.bootlin.com/linux/v6.1-rc6/C/ident/errors" xlink:type="simple">errors</text:a>;</text:p>
            <text:p text:style-name="P9"><text:s text:c="8"/>int <text:a xlink:href="https://elixir.bootlin.com/linux/v6.1-rc6/C/ident/possible_errs" xlink:type="simple">possible_errs</text:a>;</text:p>
            <text:p text:style-name="P9">};</text:p>
          </draw:text-box>
        </draw:frame>
        <draw:frame draw:style-name="gr3" draw:text-style-name="P10" draw:layer="layout" svg:width="22.225cm" svg:height="1.444cm" svg:x="0cm" svg:y="8.89cm">
          <draw:text-box>
            <text:p><text:span text:style-name="T3"><text:s text:c="8"/></text:span><text:span text:style-name="T3">int (*</text:span><text:span text:style-name="T3"><text:a xlink:href="https://elixir.bootlin.com/linux/v6.1-rc6/C/ident/map_event" xlink:type="simple">map_event</text:a></text:span><text:span text:style-name="T3">)(int irq, struct </text:span><text:span text:style-name="T3"><text:a xlink:href="https://elixir.bootlin.com/linux/v6.1-rc6/C/ident/regulator_irq_data" xlink:type="simple">regulator_irq_data</text:a></text:span><text:span text:style-name="T3"><text:s/>*</text:span><text:span text:style-name="T3"><text:a xlink:href="https://elixir.bootlin.com/linux/v6.1-rc6/C/ident/rid" xlink:type="simple">rid</text:a></text:span><text:span text:style-name="T3">, unsigned long *</text:span><text:span text:style-name="T3"><text:a xlink:href="https://elixir.bootlin.com/linux/v6.1-rc6/C/ident/dev_mask" xlink:type="simple">dev_mask</text:a></text:span><text:span text:style-name="T3">);</text:span></text:p>
            <text:p><text:span text:style-name="T3"><text:s text:c="8"/></text:span><text:span text:style-name="T3">int (*</text:span><text:span text:style-name="T3"><text:a xlink:href="https://elixir.bootlin.com/linux/v6.1-rc6/C/ident/renable" xlink:type="simple">renable</text:a></text:span><text:span text:style-name="T3">)(struct </text:span><text:span text:style-name="T3"><text:a xlink:href="https://elixir.bootlin.com/linux/v6.1-rc6/C/ident/regulator_irq_data" xlink:type="simple">regulator_irq_data</text:a></text:span><text:span text:style-name="T3"><text:s/>*</text:span><text:span text:style-name="T3"><text:a xlink:href="https://elixir.bootlin.com/linux/v6.1-rc6/C/ident/rid" xlink:type="simple">rid</text:a></text:span><text:span text:style-name="T3">);</text:span></text:p>
          </draw:text-box>
        </draw:frame>
        <draw:frame draw:style-name="gr3" draw:text-style-name="P10" draw:layer="layout" svg:width="16.377cm" svg:height="1.046cm" svg:x="1.905cm" svg:y="11.654cm">
          <draw:text-box>
            <text:p text:style-name="P9">int <text:a xlink:href="https://elixir.bootlin.com/linux/v6.1-rc6/C/ident/regulator_irq_map_event_simple" xlink:type="simple">regulator_irq_map_event_simple</text:a>(int irq, struct <text:a xlink:href="https://elixir.bootlin.com/linux/v6.1-rc6/C/ident/regulator_irq_data" xlink:type="simple">regulator_irq_data</text:a><text:s/>*<text:a xlink:href="https://elixir.bootlin.com/linux/v6.1-rc6/C/ident/rid" xlink:type="simple">rid</text:a>,</text:p>
            <text:p text:style-name="P9"><text:s text:c="28"/>unsigned long *<text:a xlink:href="https://elixir.bootlin.com/linux/v6.1-rc6/C/ident/dev_mask" xlink:type="simple">dev_mask</text:a>)</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3"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layer="layout" svg:width="26cm" svg:height="1.328cm" svg:x="0.999cm" svg:y="0.499cm" presentation:class="title">
          <draw:text-box>
            <text:p>Event mapping example</text:p>
          </draw:text-box>
        </draw:frame>
        <draw:frame presentation:style-name="pr7" draw:layer="layout" svg:width="26cm" svg:height="10cm" svg:x="0.999cm" svg:y="2.999cm" presentation:class="outline">
          <draw:text-box>
            <text:list text:style-name="L2">
              <text:list-header>
                <text:p><text:s/></text:p>
              </text:list-header>
            </text:list>
          </draw:text-box>
        </draw:frame>
        <draw:frame draw:style-name="gr3" draw:text-style-name="P10" draw:layer="layout" svg:width="16.589cm" svg:height="14.18cm" svg:x="1.905cm" svg:y="2.24cm">
          <draw:text-box>
            <text:p text:style-name="P9"><text:span text:style-name="T3">sstatic int bd9576_ovd_handler(int irq, struct regulator_irq_data *rid,</text:span></text:p>
            <text:p text:style-name="P9"><text:span text:style-name="T3"><text:tab/></text:span><text:span text:style-name="T3"><text:tab/></text:span><text:span text:style-name="T3"><text:tab/></text:span><text:span text:style-name="T3"> <text:s text:c="5"/></text:span><text:span text:style-name="T3">unsigned long *dev_mask)</text:span></text:p>
            <text:p text:style-name="P9"><text:span text:style-name="T3">{</text:span></text:p>
            <text:p text:style-name="P9"><text:span text:style-name="T3"><text:tab/></text:span><text:span text:style-name="T3">ret = regmap_read(d-&gt;regmap, BD957X_REG_INT_OVD_STAT, &amp;val);</text:span></text:p>
            <text:p text:style-name="P9"><text:span text:style-name="T3"><text:tab/></text:span><text:span text:style-name="T3">if (ret)</text:span></text:p>
            <text:p text:style-name="P9"><text:span text:style-name="T3"><text:tab/></text:span><text:span text:style-name="T3"><text:tab/></text:span><text:span text:style-name="T3">return REGULATOR_FAILED_RETRY;</text:span></text:p>
            <text:p text:style-name="P9"><text:span text:style-name="T3"/></text:p>
            <text:p text:style-name="P9"><text:span text:style-name="T3"><text:tab/></text:span><text:span text:style-name="T3">rid-&gt;opaque = val &amp; OVD_IRQ_VALID_MASK;</text:span></text:p>
            <text:p text:style-name="P9"><text:span text:style-name="T3"><text:tab/></text:span><text:span text:style-name="T3">*dev_mask = 0;</text:span></text:p>
            <text:p text:style-name="P9"><text:span text:style-name="T3"/></text:p>
            <text:p text:style-name="P9"><text:span text:style-name="T3"><text:tab/></text:span><text:span text:style-name="T3">if (!(val &amp; OVD_IRQ_VALID_MASK))</text:span></text:p>
            <text:p text:style-name="P9"><text:span text:style-name="T3"><text:tab/></text:span><text:span text:style-name="T3"><text:tab/></text:span><text:span text:style-name="T3">return 0;</text:span></text:p>
            <text:p text:style-name="P9"><text:span text:style-name="T3"/></text:p>
            <text:p text:style-name="P9"><text:span text:style-name="T3"><text:tab/></text:span><text:span text:style-name="T3">*dev_mask = val &amp; BD9576_xVD_IRQ_MASK_VOUT1TO4;</text:span></text:p>
            <text:p text:style-name="P9"><text:span text:style-name="T3"/></text:p>
            <text:p text:style-name="P9"><text:span text:style-name="T3"><text:tab/></text:span><text:span text:style-name="T3">for_each_set_bit(i, dev_mask, 4) {</text:span></text:p>
            <text:p text:style-name="P9"><text:span text:style-name="T3"><text:tab/></text:span><text:span text:style-name="T3"><text:tab/></text:span><text:span text:style-name="T3">stat <text:s/>= &amp;rid-&gt;states[i];</text:span></text:p>
            <text:p text:style-name="P9"><text:span text:style-name="T3"/></text:p>
            <text:p text:style-name="P9"><text:span text:style-name="T3"><text:tab/></text:span><text:span text:style-name="T3"><text:tab/></text:span><text:span text:style-name="T3">stat-&gt;notifs</text:span><text:span text:style-name="T3"><text:tab/></text:span><text:span text:style-name="T3">= rdata-&gt;ovd_notif;</text:span></text:p>
            <text:p text:style-name="P9"><text:span text:style-name="T3"><text:tab/></text:span><text:span text:style-name="T3"><text:tab/></text:span><text:span text:style-name="T3">stat-&gt;errors</text:span><text:span text:style-name="T3"><text:tab/></text:span><text:span text:style-name="T3">= rdata-&gt;ovd_err;</text:span></text:p>
            <text:p text:style-name="P9"><text:span text:style-name="T3"><text:tab/></text:span><text:span text:style-name="T3">}</text:span></text:p>
            <text:p text:style-name="P9"><text:span text:style-name="T3"/></text:p>
            <text:p text:style-name="P9"><text:span text:style-name="T3"><text:tab/></text:span><text:span text:style-name="T3">/* Clear the sub-IRQ status */</text:span></text:p>
            <text:p text:style-name="P9"><text:span text:style-name="T3"><text:tab/></text:span><text:span text:style-name="T3">regmap_write(d-&gt;regmap, BD957X_REG_INT_OVD_STAT,</text:span></text:p>
            <text:p text:style-name="P9"><text:span text:style-name="T3"><text:tab/></text:span><text:span text:style-name="T3"><text:tab/></text:span><text:span text:style-name="T3"> <text:s text:c="4"/></text:span><text:span text:style-name="T3">OVD_IRQ_VALID_MASK &amp; val);</text:span></text:p>
            <text:p text:style-name="P9"><text:span text:style-name="T3"/></text:p>
            <text:p text:style-name="P9"><text:span text:style-name="T3"><text:tab/></text:span><text:span text:style-name="T3">return 0;</text:span></text:p>
            <text:p text:style-name="P9"><text:span text:style-name="T3">}</text:span></text:p>
            <text:p text:style-name="P9"/>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3"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10" draw:layer="layout" svg:width="26cm" svg:height="1.328cm" svg:x="0.999cm" svg:y="0.499cm" presentation:class="title">
          <draw:text-box>
            <text:p>Example helper registration</text:p>
          </draw:text-box>
        </draw:frame>
        <draw:frame presentation:style-name="pr7" draw:layer="layout" svg:width="26cm" svg:height="10cm" svg:x="0.999cm" svg:y="2.999cm" presentation:class="outline">
          <draw:text-box>
            <text:list text:style-name="L2">
              <text:list-header>
                <text:p><text:s/></text:p>
              </text:list-header>
            </text:list>
          </draw:text-box>
        </draw:frame>
        <draw:frame draw:style-name="gr3" draw:text-style-name="P10" draw:layer="layout" svg:width="14.895cm" svg:height="1.046cm" svg:x="2.54cm" svg:y="6.324cm">
          <draw:text-box>
            <text:p text:style-name="P9"><text:s text:c="16"/></text:p>
          </draw:text-box>
        </draw:frame>
        <draw:frame draw:style-name="gr3" draw:text-style-name="P10" draw:layer="layout" svg:width="20.955cm" svg:height="3.984cm" svg:x="2.54cm" svg:y="3.001cm">
          <draw:text-box>
            <text:p text:style-name="P8"><text:span text:style-name="T3">struct </text:span><text:span text:style-name="T3"><text:a xlink:href="https://elixir.bootlin.com/linux/v6.1-rc6/C/ident/regulator_dev" xlink:type="simple">regulator_dev</text:a></text:span><text:span text:style-name="T3"><text:s/>*</text:span><text:span text:style-name="T3"><text:a xlink:href="https://elixir.bootlin.com/linux/v6.1-rc6/C/ident/rdevs" xlink:type="simple">rdevs</text:a></text:span><text:span text:style-name="T3">[</text:span><text:span text:style-name="T3"><text:a xlink:href="https://elixir.bootlin.com/linux/v6.1-rc6/C/ident/BD9576_NUM_REGULATORS" xlink:type="simple">BD9576_NUM_REGULATORS</text:a></text:span><text:span text:style-name="T3">];</text:span></text:p>
            <text:p text:style-name="P8"><text:span text:style-name="T3"/></text:p>
            <text:p text:style-name="P9"><text:a xlink:href="https://elixir.bootlin.com/linux/v6.1-rc6/C/ident/rdevs" xlink:type="simple">rdevs</text:a>[i] = r-&gt;rdev;</text:p>
            <text:p text:style-name="P9">if (i &lt; <text:a xlink:href="https://elixir.bootlin.com/linux/v6.1-rc6/C/ident/BD957X_VOUTS1" xlink:type="simple">BD957X_VOUTS1</text:a>)</text:p>
            <text:p text:style-name="P9"><text:tab/>ovd_devs[i] = r→rdev;</text:p>
            <text:p text:style-name="P9"/>
            <text:p text:style-name="P8"><text:span text:style-name="T3">r-&gt;rdev = </text:span><text:span text:style-name="T3"><text:a xlink:href="https://elixir.bootlin.com/linux/v6.1-rc6/C/ident/devm_regulator_register" xlink:type="simple">devm_regulator_register</text:a></text:span><text:span text:style-name="T3">(&amp;pdev-&gt;dev, desc, </text:span><text:span text:style-name="T3">&amp;</text:span><text:span text:style-name="T3"><text:a xlink:href="https://elixir.bootlin.com/linux/v6.1-rc6/C/ident/config" xlink:type="simple">config</text:a></text:span><text:span text:style-name="T3">);</text:span></text:p>
            <text:p text:style-name="P8"><text:span text:style-name="T3"/></text:p>
            <text:p text:style-name="P8"><text:span text:style-name="T3">// snip</text:span></text:p>
            <text:p text:style-name="P8"><text:span text:style-name="T3"/></text:p>
            <text:p text:style-name="P8"><text:span text:style-name="T3">int ovd_errs = </text:span><text:span text:style-name="T3"><text:a xlink:href="https://elixir.bootlin.com/linux/v6.1-rc6/C/ident/REGULATOR_ERROR_OVER_VOLTAGE_WARN" xlink:type="simple">REGULATOR_ERROR_OVER_VOLTAGE_WARN</text:a></text:span><text:span text:style-name="T3"><text:s/>| </text:span><text:span text:style-name="T3"><text:a xlink:href="https://elixir.bootlin.com/linux/v6.1-rc6/C/ident/REGULATOR_ERROR_REGULATION_OUT" xlink:type="simple">REGULATOR_ERROR_REGULATION_OUT</text:a></text:span><text:span text:style-name="T3">;</text:span></text:p>
            <text:p text:style-name="P8"><text:span text:style-name="T3"/></text:p>
            <text:p text:style-name="P8"><text:span text:style-name="T3">ret = </text:span><text:span text:style-name="T3"><text:a xlink:href="https://elixir.bootlin.com/linux/v6.1-rc6/C/ident/devm_regulator_irq_helper" xlink:type="simple">devm_regulator_irq_helper</text:a></text:span><text:span text:style-name="T3">(&amp;pdev-&gt;dev, </text:span><text:span text:style-name="T3">&amp;bd9576_notif_ovd, irq, 0, ovd_errs, NULL,</text:span></text:p>
            <text:p text:style-name="P8"><text:span text:style-name="T3"><text:s text:c="32"/></text:span><text:span text:style-name="T3">&amp;ovd_devs[0], </text:span><text:span text:style-name="T3"><text:a xlink:href="https://elixir.bootlin.com/linux/v6.1-rc6/C/ident/BD9576_NUM_OVD_REGULATORS" xlink:type="simple">BD9576_NUM_OVD_REGULATORS</text:a></text:span><text:span text:style-name="T3">);</text:span></text:p>
            <text:p text:style-name="P8"><text:span text:style-name="T3"/></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DejaVu Sans" svg:font-family="'DejaVu Sans'" style:font-family-generic="system" style:font-pitch="variable"/>
    <style:font-face style:name="DejaVu Sans1" svg:font-family="'DejaVu Sans'" style:font-family-generic="modern"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text-properties fo:font-size="14pt"/>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style:paragraph-properties fo:text-align="end"/>
      <style:text-properties fo:font-size="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 text:style-name="MP6"><text:span text:style-name="MT1"><presentation:date-time/></text:span></text:p>
        </draw:text-box>
      </draw:frame>
      <draw:frame presentation:style-name="Mpr1" draw:text-style-name="MP8" draw:layer="backgroundobjects" svg:width="9.001cm" svg:height="1cm" svg:x="9.498cm" svg:y="14.499cm">
        <draw:text-box>
          <text:p text:style-name="MP7"><text:span text:style-name="MT1"><presentation:footer/></text:span></text:p>
        </draw:text-box>
      </draw:frame>
      <draw:frame presentation:style-name="Mpr1" draw:text-style-name="MP4" draw:layer="backgroundobjects" svg:width="6.5cm" svg:height="1cm" svg:x="20.499cm" svg:y="14.499cm">
        <draw:text-box>
          <text:p text:style-name="MP9"><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10" draw:layer="backgroundobjects" svg:width="27.991cm" svg:height="2cm" svg:x="0.002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8" draw:layer="backgroundobjects" svg:width="9.001cm" svg:height="1cm" svg:x="9.498cm" svg:y="14.499cm" presentation:class="footer">
        <draw:text-box>
          <text:p text:style-name="MP11"><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28T11:47:45.269445140</meta:creation-date>
    <meta:editing-duration>PT1H56M15S</meta:editing-duration>
    <meta:editing-cycles>24</meta:editing-cycles>
    <meta:generator>LibreOffice/7.3.6.2$Linux_X86_64 LibreOffice_project/30$Build-2</meta:generator>
    <dc:title>Blue Curve</dc:title>
    <dc:date>2022-11-28T16:42:34.893008619</dc:date>
    <meta:document-statistic meta:object-count="151"/>
  </office:meta>
</office:document-meta>
</file>